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5fd" officeooo:paragraph-rsid="001a55fd"/>
    </style:style>
    <style:style style:name="P2" style:family="paragraph" style:parent-style-name="Standard">
      <style:text-properties officeooo:rsid="001b8937" officeooo:paragraph-rsid="001b8937"/>
    </style:style>
    <style:style style:name="P3" style:family="paragraph" style:parent-style-name="Standard">
      <style:text-properties officeooo:rsid="001e344a" officeooo:paragraph-rsid="001e344a"/>
    </style:style>
    <style:style style:name="P4" style:family="paragraph" style:parent-style-name="Standard">
      <style:text-properties officeooo:rsid="001f58e5" officeooo:paragraph-rsid="001f58e5"/>
    </style:style>
    <style:style style:name="P5" style:family="paragraph" style:parent-style-name="Standard">
      <style:text-properties officeooo:rsid="001fecd8" officeooo:paragraph-rsid="001fecd8"/>
    </style:style>
    <style:style style:name="T1" style:family="text">
      <style:text-properties officeooo:rsid="001b8937"/>
    </style:style>
    <style:style style:name="T2" style:family="text">
      <style:text-properties officeooo:rsid="001ccf03"/>
    </style:style>
    <style:style style:name="T3" style:family="text">
      <style:text-properties officeooo:rsid="00216a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buffer nur so groß wie aktuell verfügbare daten</text:p>
      <text:p text:style-name="P1">_<text:span text:style-name="T2">initialize test</text:span></text:p>
      <text:p text:style-name="P3">Episode history even needed?</text:p>
      <text:p text:style-name="P4">Weigth file und plots richtig abspeichern</text:p>
      <text:p text:style-name="P4">log function implementieren</text:p>
      <text:p text:style-name="P4">CSV function implementieren (?)</text:p>
      <text:p text:style-name="P5">Time Stamps to keep track of learning time<text:span text:style-name="T3">s</text:span></text:p>
      <text:p text:style-name="P1"/>
      <text:p text:style-name="P1">Weight file benennen</text:p>
      <text:p text:style-name="P1">Umgebung erstellen</text:p>
      <text:p text:style-name="P1">Umgebung resetten</text:p>
      <text:p text:style-name="P1">State als Tensor</text:p>
      <text:p text:style-name="P1"/>
      <text:p text:style-name="P1">Agent erstellen</text:p>
      <text:p text:style-name="P1"/>
      <text:p text:style-name="P1">500 Mal:</text:p>
      <text:p text:style-name="P1"/>
      <text:p text:style-name="P1">Save Weight File – Speichern</text:p>
      <text:p text:style-name="P1">Umgebung resetten</text:p>
      <text:p text:style-name="P1">State als Tensor</text:p>
      <text:p text:style-name="P1"/>
      <text:p text:style-name="P1">Episoden reward auf 0 setzen</text:p>
      <text:p text:style-name="P1"/>
      <text:p text:style-name="P1">Wenn testflag dann test laufen lassen und ergebnis in average return list schreiben.</text:p>
      <text:p text:style-name="P1"/>
      <text:p text:style-name="P1">Immer:</text:p>
      <text:p text:style-name="P1">Für <text:span text:style-name="T1">200 Schritte:</text:span></text:p>
      <text:p text:style-name="P2">Agent.Act(True): Return epsilon greedily chosen action</text:p>
      <text:p text:style-name="P2"/>
      <text:p text:style-name="P2">Apply action</text:p>
      <text:p text:style-name="P2"/>
      <text:p text:style-name="P2">Store Transition Data into Memory</text:p>
      <text:p text:style-name="P2"/>
      <text:p text:style-name="P2">Alle 15 Episoden:</text:p>
      <text:p text:style-name="P2">Sample Minibatch</text:p>
      <text:p text:style-name="P2">Train agent on minibatch</text:p>
      <text:p text:style-name="P2"/>
      <text:p text:style-name="P2">Decay Epsilon</text:p>
      <text:p text:style-name="P2"/>
      <text:p text:style-name="P2">Set actual state to next state</text:p>
      <text:p text:style-name="P2">Augment the reward</text:p>
      <text:p text:style-name="P2"/>
      <text:p text:style-name="P2">Alle 15 episoden:</text:p>
      <text:p text:style-name="P2">Print Fortschrit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3:05:53.174244761</meta:creation-date>
    <dc:date>2018-02-13T07:29:15.973764012</dc:date>
    <meta:editing-duration>PT7H10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19" meta:character-count="781" meta:non-whitespace-character-count="692"/>
  </office:meta>
</office:document-meta>
</file>